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Nimbus Mono L" svg:font-family="&quot;Nimbus Mono L&quot;"/>
    <style:font-face style:name="PingFangSC-Regular" svg:font-family="PingFangSC-Regular"/>
    <style:font-face style:name="Consolas" svg:font-family="Consolas"/>
    <style:font-face style:name="HelveticaNeue" svg:font-family="HelveticaNeue"/>
    <style:font-face style:name="MicrosoftYaHei" svg:font-family="MicrosoftYaHei"/>
    <style:font-face style:name="Nimbus Mono L1" svg:font-family="&quot;Nimbus Mono L1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Nimbus Mono L" style:font-name-asian="Nimbus Mono L" style:font-name-complex="Nimbus Mono L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ext-properties fo:color="#262626" style:font-name="PingFangSC-Regular" style:font-name-asian="PingFangSC-Regular" style:font-name-complex="PingFangSC-Regular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justify"/>
      <style:text-properties fo:color="#B80E3D" style:font-name="Consolas" style:font-name-asian="Consolas" style:font-name-complex="Consolas" fo:font-size="14pt" style:font-size-asian="14pt" style:font-size-complex="14pt" style:font-family-generic="modern"/>
    </style:style>
    <style:style style:name="ce7" style:family="table-cell" style:parent-style-name="Default" style:data-style-name="N0">
      <style:text-properties fo:color="#3E3E3E" style:font-name="HelveticaNeue" style:font-name-asian="HelveticaNeue" style:font-name-complex="HelveticaNeue" fo:font-size="16pt" style:font-size-asian="16pt" style:font-size-complex="16pt"/>
    </style:style>
    <style:style style:name="ce8" style:family="table-cell" style:parent-style-name="Default" style:data-style-name="N0">
      <style:text-properties fo:color="#000000" style:font-name="MicrosoftYaHei" style:font-name-asian="MicrosoftYaHei" style:font-name-complex="MicrosoftYaHei" fo:font-size="10pt" style:font-size-asian="10pt" style:font-size-complex="10pt"/>
    </style:style>
    <style:style style:name="ce9" style:family="table-cell" style:parent-style-name="Default" style:data-style-name="N0">
      <style:text-properties fo:color="#000000" style:font-name="MicrosoftYaHei" style:font-name-asian="MicrosoftYaHei" style:font-name-complex="MicrosoftYaHei" fo:font-size="15pt" style:font-size-asian="15pt" style:font-size-complex="15pt"/>
    </style:style>
    <style:style style:name="ce10" style:family="table-cell" style:parent-style-name="Default" style:data-style-name="N0">
      <style:table-cell-properties style:vertical-align="middle" fo:wrap-option="wrap"/>
      <style:text-properties style:font-name="Nimbus Mono L1" style:font-name-asian="Nimbus Mono L1" style:font-name-complex="Nimbus Mono L1" fo:font-size="10pt" style:font-size-asian="10pt" style:font-size-complex="10pt"/>
    </style:style>
    <style:style style:name="ce11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3E3E3E" style:text-line-through-style="none" style:font-name="HelveticaNeue" style:font-name-asian="HelveticaNeue" style:font-name-complex="HelveticaNeu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4.7372916666667cm"/>
    </style:style>
    <style:style style:name="co2" style:family="table-column">
      <style:table-column-properties fo:break-before="auto" style:column-width="20.32cm"/>
    </style:style>
    <style:style style:name="co3" style:family="table-column">
      <style:table-column-properties fo:break-before="auto" style:column-width="15.425208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9.445625cm"/>
    </style:style>
    <style:style style:name="co6" style:family="table-column">
      <style:table-column-properties fo:break-before="auto" style:column-width="2.2621875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51.95pt" style:use-optimal-row-height="fals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无法锁定管理目录(/var/lib/dpkg/)，是否有其他进程正占用它？</text:p>
          </table:table-cell>
          <table:table-cell office:value-type="string" table:style-name="ce1">
            <text:p>#:sudo rm /var/cache/apt/archives/lock</text:p>
            <text:p>#:sudo rm /var/lib/dpkg/lock</text:p>
            <text:p/>
            <text:p/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(编译程序包之前)记得事先source你的环境配置(setup)文件，在Ubuntu中的操作指令如下：</text:p>
            <text:p/>
            <text:p/>
          </table:table-cell>
          <table:table-cell office:value-type="string" table:style-name="ce1">
            <text:p>$ source /opt/ros/kinetic/setup.z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启动MATLAB</text:p>
          </table:table-cell>
          <table:table-cell office:value-type="string" table:style-name="ce1">
            <text:p>/usr/local/MATLAB/R2014b/b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有线连接断开</text:p>
          </table:table-cell>
          <table:table-cell office:value-type="string" table:style-name="ce2">
            <text:p>连接：sudo vpn-connect #必须要以root身份运行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断开：sudo vpn-connect -d #同上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To make sure your workspace is properly overlayed by the setup script, make sure ROS_PACKAGE_PATH environment variable includes the directory you're in.</text:p>
          </table:table-cell>
          <table:table-cell office:value-type="string" table:style-name="ce3">
            <text:p>在source目录下echo $ROS_PACKAGE_PA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kin_make不成功</text:p>
          </table:table-cell>
          <table:table-cell office:value-type="string" table:style-name="ce3">
            <text:p>要在当前工作空间下进行该命令，而且这个目录中要有src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如果roscd执行失败了，记得设置你当前终端下的ROS_PACKAGE_PATH环境变量，设置方法如下：</text:p>
          </table:table-cell>
          <table:table-cell office:value-type="string" table:style-name="ce4">
            <text:p>如果只是要短暂解决这个问题，只需要再source一下那个setup.zsh<text:s text:c="4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一个launch文件内容</text:p>
          </table:table-cell>
          <table:table-cell office:value-type="string" table:style-name="ce1">
            <text:p>&lt;launch&gt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3"/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&lt;group ns="turtlesim1"&gt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&lt;node pkg="turtlesim" name="sim" type="turtlesim_node"/&gt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&lt;/group&gt;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&lt;group ns="turtlesim2"&gt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&lt;node pkg="turtlesim" name="sim" type="turtlesim_node"/&gt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&lt;/group&gt;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&lt;node pkg="turtlesim" name="mimic" type="mimic"&gt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&lt;remap from="input" to="turtlesim1/turtle1"/&gt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&lt;remap from="output" to="turtlesim2/turtle1"/&gt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&lt;/node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１２月３０号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&lt;/launch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slaunch的时候，找不到</text:p>
          </table:table-cell>
          <table:table-cell office:value-type="string" table:style-name="ce1">
            <text:p>source 一下setup.*sh <text:s text:c="3"/>通知一下she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unch 三连</text:p>
          </table:table-cell>
          <table:table-cell office:value-type="string" table:style-name="ce1">
            <text:p>检查有没有source,看看有没有事先catkin_make 成功，port端口授权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t端口打开失败</text:p>
          </table:table-cell>
          <table:table-cell office:value-type="string" table:style-name="ce1">
            <text:p>需要进行授权，直接在workspace目录下sudo chmod 666 对应的端口，找不到端口的话使用ls /dev/ttyUSB*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ailed to contact master at</text:p>
          </table:table-cell>
          <table:table-cell office:value-type="string" table:style-name="ce1">
            <text:p>先运行roscore <text:s text:c="5"/>未完成　接下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ease create a subscriber to the marker</text:p>
          </table:table-cell>
          <table:table-cell office:value-type="string" table:style-name="ce1">
            <text:p><text:a xlink:href="https://www.jianshu.com/p/62b7a8f8a614">https://www.jianshu.com/p/62b7a8f8a614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‘usleep’ was not declared in this scope</text:p>
            <text:p>Sd</text:p>
          </table:table-cell>
          <table:table-cell office:value-type="string" table:style-name="ce2">
            <text:p>#include &lt;unistd.h&gt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#include &lt;stdio.h&gt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#include &lt;stdlib.h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查找库位置</text:p>
          </table:table-cell>
          <table:table-cell office:value-type="string" table:style-name="ce1">
            <text:p>sudo updatedb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ocate &lt;你要搜索的库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输出Isometry3d</text:p>
          </table:table-cell>
          <table:table-cell office:value-type="string" table:style-name="ce1">
            <text:p>cou t&lt;&lt; 矩阵名称.matrix() &lt;&lt;endl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ke编译的时候遇到大量未定义的引用</text:p>
          </table:table-cell>
          <table:table-cell office:value-type="string" table:style-name="ce1">
            <text:p>CMakelists错误，target_link_libraries 里面需要加上${catkin_LIBRARIES}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给vector变量赋初值的方法</text:p>
          </table:table-cell>
          <table:table-cell office:value-type="string" table:style-name="ce1">
            <text:p>int a[6]={2,3,5,6,7,8}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ector&lt;int &gt;xiangliang(a,a+6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s消息数据类型查看</text:p>
          </table:table-cell>
          <table:table-cell office:value-type="string" table:style-name="ce1">
            <text:p>rosmsg show &lt;数据类型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duino串口查看</text:p>
          </table:table-cell>
          <table:table-cell office:value-type="string" table:style-name="ce3">
            <text:p>rosrun rosserial_python serial_node.py /dev/ttyUSB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获取时间</text:p>
          </table:table-cell>
          <table:table-cell office:value-type="string" table:style-name="ce1">
            <text:p>#include &lt;sys/time.h&gt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#include &lt;unistd.h&gt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ong gettimes()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{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truct timespec time1 = {0, 0}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clock_gettime(CLOCK_REALTIME, &amp;time1)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long nows = time1.tv_nsec+ time1.tv_sec *1000000000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return nows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}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数组清零的方法</text:p>
          </table:table-cell>
          <table:table-cell office:value-type="string" table:style-name="ce1">
            <text:p>#include &lt;string.h&gt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int a[6]={2,3,5,6,7,8};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emset(a,0,sizeof(a))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score不行</text:p>
          </table:table-cell>
          <table:table-cell office:value-type="string" table:style-name="ce1">
            <text:p>在.zshrc里面加入source <text:s/>/opt/ros/kinetic/setup.z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防止头文件被重复编译的简单杂注</text:p>
          </table:table-cell>
          <table:table-cell office:value-type="string" table:style-name="ce1">
            <text:p>#pragma o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安装deb</text:p>
          </table:table-cell>
          <table:table-cell office:value-type="string" table:style-name="ce2">
            <text:p>dpkg -i &lt;package.deb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df文件的查看</text:p>
          </table:table-cell>
          <table:table-cell office:value-type="string" table:style-name="ce1">
            <text:p>check_ur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ynamixel 环境配置</text:p>
          </table:table-cell>
          <table:table-cell office:value-type="string" table:style-name="ce1">
            <text:p>安装 gcc-5 <text:s text:c="3"/>gcc-multilib <text:s/>g++-multilib <text:s text:c="2"/>build-essentia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到build下面make对应版本的库，然后安装sudo make insta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makelists遍历当前文件夹的所有原文件，并创建一个library</text:p>
          </table:table-cell>
          <table:table-cell office:value-type="string" table:style-name="ce1">
            <text:p># 查找当前目录下的所有源文件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# 并将名称保存到 DIR_LIB_SRCS 变量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ux_source_directory(. DIR_LIB_SRCS)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dd_library(DYNAMIXEL SHARED ${DIR_LIB_SRCS}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thub强行上传</text:p>
          </table:table-cell>
          <table:table-cell office:value-type="string" table:style-name="ce2">
            <text:p>强行上传　　 git push -u origin +ma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5">
            <text:p>如果表达式的值为假，整个程序将退出，并输出一条错误信息。如果表达式的值为真则继续执行后面的语句。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新代码编译过程中遇到Qt5的相关问题</text:p>
          </table:table-cell>
          <table:table-cell office:value-type="string" table:style-name="ce1">
            <text:p>在dmotion_lib里面找到cmakelists.txt ,找到其中有关build_plot的相关选项，后面选成OFF，非常棒的cmakelists使用开关能力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tmux启用鼠标控制</text:p>
          </table:table-cell>
          <table:table-cell office:value-type="string" table:style-name="ce6">
            <text:p>set-option -g mouse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设置机器人WiFi</text:p>
          </table:table-cell>
          <table:table-cell office:value-type="string" table:style-name="ce1">
            <text:p>setup_wifi （需要有事先git下来的dancer_workspace）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新开发环境设置</text:p>
          </table:table-cell>
          <table:table-cell office:value-type="string" table:style-name="ce1">
            <text:p>先clone下来dancer_workspaces,然后 deps install ZJUDancer/dancer-in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机器人和本地的数据互传</text:p>
          </table:table-cell>
          <table:table-cell office:value-type="string" table:style-name="ce1">
            <text:p>scp 在本地操作，因为虚拟机现在还不知道自己的地址怎么写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一次完整的参数更新</text:p>
          </table:table-cell>
          <table:table-cell office:value-type="string" table:style-name="ce1">
            <text:p>数据在机器人上改好之后进行dsync,按照需要选择要不要(要)把数据同步到本地，要不要把本地的代码更新到机器人，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检查git status，选择性git add +git commit ，然后git pu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t push中可能遇到问题和解决方法</text:p>
          </table:table-cell>
          <table:table-cell office:value-type="string" table:style-name="ce1">
            <text:p>联网问题，权限问题，远端仓库和本地有区别，需要先pull回来，然后再push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mux终端复用快捷键</text:p>
          </table:table-cell>
          <table:table-cell office:value-type="string" table:style-name="ce1">
            <text:p>Ctrl-B 后的%和”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卸载软件</text:p>
          </table:table-cell>
          <table:table-cell office:value-type="string" table:style-name="ce1">
            <text:p>sudo apt-get remove XX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完美解决sublime输入中文的方法</text:p>
          </table:table-cell>
          <table:table-cell office:value-type="string" table:style-name="ce1">
            <text:p>https://blog.csdn.net/CV_YOU/article/details/77702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虚拟机磁盘扩容</text:p>
          </table:table-cell>
          <table:table-cell office:value-type="string" table:style-name="ce1">
            <text:p>sudo apt-get install gparte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udo gparted 进入图形界面进行操作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spy节点不能运行</text:p>
          </table:table-cell>
          <table:table-cell office:value-type="string" table:style-name="ce1">
            <text:p>记得使用chmod +x XXX.py更改权限使之可执行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把一句话写到什么文件的末尾</text:p>
          </table:table-cell>
          <table:table-cell office:value-type="string" table:style-name="ce1">
            <text:p>echo “alias ga=’git add’”&gt;&gt;.zshr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增加串口权限的新方法</text:p>
          </table:table-cell>
          <table:table-cell office:value-type="string" table:style-name="ce1">
            <text:p>sudo gpasswd –add &lt;USER_NAME&gt; dialou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关闭所有ROS节点</text:p>
          </table:table-cell>
          <table:table-cell office:value-type="string" table:style-name="ce1">
            <text:p>rosnode kill -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当前文件夹下寻找文件</text:p>
          </table:table-cell>
          <table:table-cell office:value-type="string" table:style-name="ce1">
            <text:p>find . -name ‘file*’ <text:s text:c="17"/>这是寻找以file为开头的文件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.zshrc通配符问题</text:p>
          </table:table-cell>
          <table:table-cell office:value-type="string" table:style-name="ce1">
            <text:p>setopt nonomat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s友好IDE的安装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get用于从网页上下载一些文件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重启</text:p>
          </table:table-cell>
          <table:table-cell office:value-type="string" table:style-name="ce1">
            <text:p>Init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先单独编译某一个包</text:p>
          </table:table-cell>
          <table:table-cell office:value-type="string" table:style-name="ce1">
            <text:p>catkin_make –pkg &lt;包名称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关机</text:p>
          </table:table-cell>
          <table:table-cell office:value-type="string" table:style-name="ce1">
            <text:p>Init 0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检查自己的系统是64位的还是32位的</text:p>
          </table:table-cell>
          <table:table-cell office:value-type="string" table:style-name="ce7">
            <text:p><text:span text:style-name="T1">sudo uname --m</text:span><text:span text:style-name="T2">如果显示i686,则表示安装了32位操作系统</text:span><text:span text:style-name="T2"/></text:p>
            <text:p><text:span text:style-name="T1">如果显示 x86_64，则表示安装了64位操作系统</text:span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在终端中编译c++11的代码</text:p>
          </table:table-cell>
          <table:table-cell office:value-type="string" table:style-name="ce8">
            <text:p>g++ -g -Wall -std=c++11 main.cpp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ubuntu虚拟机作ros从机的方法</text:p>
          </table:table-cell>
          <table:table-cell office:value-type="string" table:style-name="ce9">
            <text:p>设置虚拟机网络连接方式https://blog.csdn.net/yuhengyue/article/details/78203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通过终端进行文本文件中的替换操作</text:p>
          </table:table-cell>
          <table:table-cell office:value-type="string" table:style-name="ce1">
            <text:p>sudo sed -i 's/cn.archive.ubuntu.com/mirrors.ustc.edu.cn/g' /etc/apt/sources.lis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上面这句的含义是把这个sources.list文件中的、cn.archive.ubuntu.com替换为mirrors.ustc.edu.c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查看git的配置</text:p>
          </table:table-cell>
          <table:table-cell office:value-type="string" table:style-name="ce1">
            <text:p>git config –li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do rosdep init 失败</text:p>
          </table:table-cell>
          <table:table-cell office:value-type="string" table:style-name="ce1">
            <text:p>sudo -E rosdep init 然而大概率是因为网络的原因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sdep update失败</text:p>
          </table:table-cell>
          <table:table-cell office:value-type="string" table:style-name="ce1">
            <text:p>先sudo apt-get update 再rosdep update然而大概率是由于网络的原因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不知道为什么pip list 有的时候会报错</text:p>
          </table:table-cell>
          <table:table-cell office:value-type="string" table:style-name="ce1">
            <text:p>把命令改成sudo pip list 即可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多线程程序编译出错</text:p>
          </table:table-cell>
          <table:table-cell office:value-type="string" table:style-name="ce1">
            <text:p>g++ -g -Wall -std=c++11 main.cpp -lpthrea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在cmakelists里面添加这样一句话set(CMAKE_CXX_FLAGS "${CMAKE_CXX_FLAGS} -pthread"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获取环境变量和设置环境变量</text:p>
          </table:table-cell>
          <table:table-cell office:value-type="string" table:style-name="ce1">
            <text:p>getenv()和puten(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舵机读值丢包严重</text:p>
          </table:table-cell>
          <table:table-cell office:value-type="string" table:style-name="ce10">
            <text:p>echo 1 | sudo tee /sys/bus/usb-serial/devices/ttyUSB0/latency_ti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dev服务重启</text:p>
          </table:table-cell>
          <table:table-cell office:value-type="string" table:style-name="ce10">
            <text:p>sudo udevadm control --relo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dev查看参数</text:p>
          </table:table-cell>
          <table:table-cell office:value-type="string" table:style-name="ce2">
            <text:p>udevadm info --attribute-walk --path=/sys/bus/usb-serial/devices/ttyUS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zebo 刚开就崩掉</text:p>
          </table:table-cell>
          <table:table-cell office:value-type="string" table:style-name="ce11">
            <text:p>killall gz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修改ASLR(randomize_va_space)adress space randmoization</text:p>
          </table:table-cell>
          <table:table-cell office:value-type="string" table:style-name="ce2">
            <text:p>进入su模式获取root权限，echo 0 &gt; /proc/sys/kernel/randomize_va_spa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<text:a xlink:href="https://blog.csdn.net/counsellor/article/details/81543197">https://blog.csdn.net/counsellor/article/details/81543197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更换python版本的终极方法</text:p>
          </table:table-cell>
          <table:table-cell office:value-type="string" table:style-name="ce2">
            <text:p><text:a xlink:href="https://blog.csdn.net/beijiu5854/article/details/77897767">https://blog.csdn.net/beijiu5854/article/details/77897767</text:a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update-alternatives --list pyth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update-alternatives --install /usr/bin/python python /usr/bin/python2.7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update-alternatives --install /usr/bin/python python /usr/bin/python3.5 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update-alternatives --list pyth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dpkg -i &lt;package.deb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scode 递归的在include path下检索文件，方便自动跳转</text:p>
          </table:table-cell>
          <table:table-cell office:value-type="string" table:style-name="ce1">
            <text:p>使用C\C++插件， File→Preference→ settings→search: include path → C_Cpp&gt;Default:System include path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在include path中添加搜索路径，路径末端加/**即可递归的搜索子文件夹下的文件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输出字符串</text:p>
          </table:table-cell>
          <table:table-cell office:value-type="string" table:style-name="ce1">
            <text:p>printf(“5s”,str); <text:s/>或者 puts(st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buntu4k屏卡顿问题</text:p>
          </table:table-cell>
          <table:table-cell office:value-type="string" table:style-name="ce1">
            <text:p>查询如何安装nvidia驱动，然后只要能禁用nouveau这个默认的显卡驱动就可以了</text:p>
          </table:table-cell>
          <table:table-cell table:number-columns-repeated="16382"/>
        </table:table-row>
        <table:table-row table:number-rows-repeated="1048456" table:style-name="ro1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新的dancer_workspace下的代码调试和合作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代码同步</text:p>
          </table:table-cell>
          <table:table-cell office:value-type="string" table:style-name="ce1">
            <text:p>dsyn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代码更新，相当于每个包从git上pull下来</text:p>
          </table:table-cell>
          <table:table-cell office:value-type="string" table:style-name="ce1">
            <text:p>deps update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Nimbus Mono L" svg:font-family="&quot;Nimbus Mono L&quot;"/>
    <style:font-face style:name="PingFangSC-Regular" svg:font-family="PingFangSC-Regular"/>
    <style:font-face style:name="Consolas" svg:font-family="Consolas"/>
    <style:font-face style:name="HelveticaNeue" svg:font-family="HelveticaNeue"/>
    <style:font-face style:name="MicrosoftYaHei" svg:font-family="MicrosoftYaHei"/>
    <style:font-face style:name="Nimbus Mono L1" svg:font-family="&quot;Nimbus Mono L1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李先生</dc:creator>
    <meta:creation-date>2017-11-30T13:20:59Z</meta:creation-date>
    <dc:date>2025-02-26T16:02:54Z</dc:date>
    <meta:editing-cycles>84</meta:editing-cycles>
    <meta:editing-duration>PT89396S</meta:editing-duration>
  </office:meta>
</office:document-meta>
</file>